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Date">23 February 2019</text:p>
      <text:p text:style-name="Text_20_body">This is some text before a section. It shouldn’t be indented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he Title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ate" meta:value-type="string">23 February 2019</meta:user-defined>
    <meta:user-defined meta:name="docversion" meta:value-type="string">reproducible</meta:user-defined>
    <meta:user-defined meta:name="identifier" meta:value-type="string"/>
    <meta:user-defined meta:name="source-md5" meta:value-type="string">f167cd23d83cea06094082828f8aa62b</meta:user-defined>
    <meta:user-defined meta:name="starts-with-text" meta:value-type="string">t</meta:user-defined>
    <meta:user-defined meta:name="wordcount" meta:value-type="string">217</meta:user-defined>
  </office:meta>
</office:document-meta>
</file>